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808cm"/>
    </style:style>
    <style:style style:name="co2" style:family="table-column">
      <style:table-column-properties fo:break-before="auto" style:column-width="6.717cm"/>
    </style:style>
    <style:style style:name="co3" style:family="table-column">
      <style:table-column-properties fo:break-before="auto" style:column-width="4.329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5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7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HK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M4_ESP32_TESTJIG_V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bRef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rice per piece</text:p>
          </table:table-cell>
          <table:table-cell office:value-type="string" calcext:value-type="string">
            <text:p>Total Price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ED_Green_GullWing</text:p>
          </table:table-cell>
          <table:table-cell office:value-type="string" calcext:value-type="string">
            <text:p>LED Gull-wing SMD High-intensity Green 450mcd 574nm</text:p>
          </table:table-cell>
          <table:table-cell office:value-type="string" calcext:value-type="string">
            <text:p>LED_Green_GullWing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GRM155R61E104KA87D</text:p>
          </table:table-cell>
          <table:table-cell office:value-type="string" calcext:value-type="string">
            <text:p>CMP-2008-04580-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GRM21BF51C106ZE15L</text:p>
          </table:table-cell>
          <table:table-cell office:value-type="string" calcext:value-type="string">
            <text:p>CMP-2007-03514-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acitor 0.1 uF +/- 5% 16 V 0402</text:p>
          </table:table-cell>
          <table:table-cell office:value-type="string" calcext:value-type="string">
            <text:p>Chip Capacitor, 0.1 uF, +/- 5%, 16 V, 0402 (1005 Metric)</text:p>
          </table:table-cell>
          <table:table-cell office:value-type="string" calcext:value-type="string">
            <text:p>CMP-001-00001-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uF 16V</text:p>
          </table:table-cell>
          <table:table-cell office:value-type="string" calcext:value-type="string">
            <text:p>CL21 Series 0805 10uF 16V ±10% Tolerance X5R Multilayer Ceramic Chip Capacitor</text:p>
            <text:p/>
            <text:p>CL21A106KOQNNNE</text:p>
          </table:table-cell>
          <table:table-cell office:value-type="string" calcext:value-type="string">
            <text:p>CMP-2000-06102-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uF 50V</text:p>
          </table:table-cell>
          <table:table-cell office:value-type="string" calcext:value-type="string">
            <text:p>CAP CER 10UF 50V X5R 1206</text:p>
            <text:p/>
            <text:p>CL31A106KBHNNNE</text:p>
          </table:table-cell>
          <table:table-cell office:value-type="string" calcext:value-type="string">
            <text:p>CMP-13271-000016-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70uF 63V</text:p>
          </table:table-cell>
          <table:table-cell office:value-type="string" calcext:value-type="string">
            <text:p>CAP ELEC 12.5x25 470uF 63V 10k@105C</text:p>
          </table:table-cell>
          <table:table-cell office:value-type="string" calcext:value-type="string">
            <text:p>63YXJ470MG412.5X25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4025A330JAT2A</text:p>
          </table:table-cell>
          <table:table-cell/>
          <table:table-cell office:value-type="string" calcext:value-type="string">
            <text:p>CMP-2008-02637-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24</text:p>
          </table:table-cell>
          <table:table-cell office:value-type="string" calcext:value-type="string">
            <text:p>2.0A SURFACE MOUNT SCHOTTKY BARRIER RECTIFIER</text:p>
          </table:table-cell>
          <table:table-cell office:value-type="string" calcext:value-type="string">
            <text:p>SS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4220CZ6</text:p>
          </table:table-cell>
          <table:table-cell office:value-type="string" calcext:value-type="string">
            <text:p>ESD protection for USB 2.0</text:p>
          </table:table-cell>
          <table:table-cell office:value-type="string" calcext:value-type="string">
            <text:p>IP4220CZ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BJ36CA</text:p>
          </table:table-cell>
          <table:table-cell office:value-type="string" calcext:value-type="string">
            <text:p>TVS Diode (Bi-directional)</text:p>
          </table:table-cell>
          <table:table-cell office:value-type="string" calcext:value-type="string">
            <text:p>SMBJ36C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P291</text:p>
          </table:table-cell>
          <table:table-cell office:value-type="string" calcext:value-type="string">
            <text:p>Photocoupler</text:p>
          </table:table-cell>
          <table:table-cell office:value-type="string" calcext:value-type="string">
            <text:p>TLP29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P291</text:p>
          </table:table-cell>
          <table:table-cell office:value-type="string" calcext:value-type="string">
            <text:p>Photocoupler</text:p>
          </table:table-cell>
          <table:table-cell office:value-type="string" calcext:value-type="string">
            <text:p>TLP29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-NSMF020-2</text:p>
          </table:table-cell>
          <table:table-cell office:value-type="string" calcext:value-type="string">
            <text:p>PTC RESET FUSE 24V 200MA 1206</text:p>
          </table:table-cell>
          <table:table-cell office:value-type="string" calcext:value-type="string">
            <text:p>CMP-07400-000029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string" calcext:value-type="string">
            <text:p>done</text:p>
          </table:table-cell>
          <table:table-cell office:value-type="string" calcext:value-type="string">
            <text:p>digikey</text:p>
          </table:table-cell>
          <table:table-cell/>
        </table:table-row>
        <table:table-row table:style-name="ro1">
          <table:table-cell office:value-type="string" calcext:value-type="string">
            <text:p>USB1040-GF-L-B</text:p>
          </table:table-cell>
          <table:table-cell office:value-type="string" calcext:value-type="string">
            <text:p>USB Type A Vertical Connector</text:p>
          </table:table-cell>
          <table:table-cell office:value-type="string" calcext:value-type="string">
            <text:p>USB1040-GF-L-B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string" calcext:value-type="string">
            <text:p>done</text:p>
          </table:table-cell>
          <table:table-cell office:value-type="string" calcext:value-type="string">
            <text:p>taobao</text:p>
          </table:table-cell>
          <table:table-cell office:value-type="string" calcext:value-type="string">
            <text:p><text:a xlink:href="https://detail.tmall.com/item.htm?spm=a230r.1.14.16.704e43e7TyS7jJ&amp;id=14422856956&amp;ns=1&amp;abbucket=18" xlink:type="simple">https://detail.tmall.com/item.htm?spm=a230r.1.14.16.704e43e7TyS7jJ&amp;id=14422856956&amp;ns=1&amp;abbucket=18</text:a></text:p>
          </table:table-cell>
        </table:table-row>
        <table:table-row table:style-name="ro1">
          <table:table-cell office:value-type="string" calcext:value-type="string">
            <text:p>TPS22917DBVR</text:p>
          </table:table-cell>
          <table:table-cell office:value-type="string" calcext:value-type="string">
            <text:p>Integrated Circuit</text:p>
          </table:table-cell>
          <table:table-cell office:value-type="string" calcext:value-type="string">
            <text:p>TPS22917DBV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done</text:p>
          </table:table-cell>
          <table:table-cell office:value-type="string" calcext:value-type="string">
            <text:p>taobao</text:p>
          </table:table-cell>
          <table:table-cell office:value-type="string" calcext:value-type="string">
            <text:p><text:a xlink:href="https://item.taobao.com/item.htm?spm=a230r.1.14.27.25be3c6dIj2H3e&amp;id=654886561443&amp;ns=1&amp;abbucket=18#detail" xlink:type="simple">https://item.taobao.com/item.htm?spm=a230r.1.14.27.25be3c6dIj2H3e&amp;id=654886561443&amp;ns=1&amp;abbucket=18#detail</text:a></text:p>
          </table:table-cell>
        </table:table-row>
        <table:table-row table:style-name="ro1">
          <table:table-cell office:value-type="string" calcext:value-type="string">
            <text:p>MIC2075-1YMM-TR</text:p>
          </table:table-cell>
          <table:table-cell office:value-type="string" calcext:value-type="string">
            <text:p>Integrated Circuit</text:p>
          </table:table-cell>
          <table:table-cell office:value-type="string" calcext:value-type="string">
            <text:p>MIC2075-1YMM-T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78E3.3-1.0</text:p>
          </table:table-cell>
          <table:table-cell office:value-type="string" calcext:value-type="string">
            <text:p>Integrated Circuit</text:p>
          </table:table-cell>
          <table:table-cell office:value-type="string" calcext:value-type="string">
            <text:p>R-78E3.3-1.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done</text:p>
          </table:table-cell>
          <table:table-cell office:value-type="string" calcext:value-type="string">
            <text:p>digikey</text:p>
          </table:table-cell>
          <table:table-cell/>
        </table:table-row>
        <table:table-row table:style-name="ro1">
          <table:table-cell office:value-type="string" calcext:value-type="string">
            <text:p>INA220AIDGSR</text:p>
          </table:table-cell>
          <table:table-cell office:value-type="string" calcext:value-type="string">
            <text:p>Integrated Circuit</text:p>
          </table:table-cell>
          <table:table-cell office:value-type="string" calcext:value-type="string">
            <text:p>INA220AIDGS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done</text:p>
          </table:table-cell>
          <table:table-cell office:value-type="string" calcext:value-type="string">
            <text:p>taobao</text:p>
          </table:table-cell>
          <table:table-cell office:value-type="string" calcext:value-type="string">
            <text:p><text:a xlink:href="https://item.taobao.com/item.htm?spm=a230r.1.14.57.64d87cc9yjxjwD&amp;id=651005951024&amp;ns=1&amp;abbucket=18#detail" xlink:type="simple">https://item.taobao.com/item.htm?spm=a230r.1.14.57.64d87cc9yjxjwD&amp;id=651005951024&amp;ns=1&amp;abbucket=18#detail</text:a></text:p>
          </table:table-cell>
        </table:table-row>
        <table:table-row table:style-name="ro1">
          <table:table-cell office:value-type="string" calcext:value-type="string">
            <text:p>VX78012-500</text:p>
          </table:table-cell>
          <table:table-cell office:value-type="string" calcext:value-type="string">
            <text:p>Integrated Circuit</text:p>
          </table:table-cell>
          <table:table-cell office:value-type="string" calcext:value-type="string">
            <text:p>VX78012-50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done</text:p>
          </table:table-cell>
          <table:table-cell office:value-type="string" calcext:value-type="string">
            <text:p>digikey</text:p>
          </table:table-cell>
          <table:table-cell/>
        </table:table-row>
        <table:table-row table:style-name="ro1">
          <table:table-cell office:value-type="string" calcext:value-type="string">
            <text:p>2-1761603-6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2-1761603-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3AT-SF-PEJM5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DM3AT-SF-PEJM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<text:a xlink:href="https://item.taobao.com/item.htm?spm=a230r.1.14.28.725757f56lllyz&amp;id=539108106468&amp;ns=1&amp;abbucket=18#detail" xlink:type="simple">https://item.taobao.com/item.htm?spm=a230r.1.14.28.725757f56lllyz&amp;id=539108106468&amp;ns=1&amp;abbucket=18#detail</text:a></text:p>
          </table:table-cell>
        </table:table-row>
        <table:table-row table:style-name="ro1">
          <table:table-cell office:value-type="string" calcext:value-type="string">
            <text:p>ARJM11C7-502-NN-EW2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ARJM11B1-502-NN-EW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done</text:p>
          </table:table-cell>
          <table:table-cell office:value-type="string" calcext:value-type="string">
            <text:p>mouser</text:p>
          </table:table-cell>
          <table:table-cell/>
        </table:table-row>
        <table:table-row table:style-name="ro1">
          <table:table-cell office:value-type="string" calcext:value-type="string">
            <text:p>47659-1102</text:p>
          </table:table-cell>
          <table:table-cell office:value-type="string" calcext:value-type="string">
            <text:p>HDMI SMD Vertical Connector</text:p>
          </table:table-cell>
          <table:table-cell office:value-type="string" calcext:value-type="string">
            <text:p>47659-11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done</text:p>
          </table:table-cell>
          <table:table-cell office:value-type="string" calcext:value-type="string">
            <text:p>digikey</text:p>
          </table:table-cell>
          <table:table-cell/>
        </table:table-row>
        <table:table-row table:style-name="ro1">
          <table:table-cell office:value-type="string" calcext:value-type="string">
            <text:p>76829-0102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76829-01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office:value-type="string" calcext:value-type="string">
            <text:p>taobao</text:p>
          </table:table-cell>
          <table:table-cell office:value-type="string" calcext:value-type="string">
            <text:p><text:a xlink:href="https://item.taobao.com/item.htm?spm=a230r.1.14.22.1f9543d7MOwrXa&amp;id=615267985302&amp;ns=1&amp;abbucket=18#detail" xlink:type="simple">https://item.taobao.com/item.htm?spm=a230r.1.14.22.1f9543d7MOwrXa&amp;id=615267985302&amp;ns=1&amp;abbucket=18#detail</text:a></text:p>
          </table:table-cell>
        </table:table-row>
        <table:table-row table:style-name="ro2">
          <table:table-cell office:value-type="string" calcext:value-type="string">
            <text:p>RJ45 ST</text:p>
          </table:table-cell>
          <table:table-cell office:value-type="string" calcext:value-type="string">
            <text:p>RJ45 shielded ST</text:p>
            <text:p/>
            <text:p>ssam footprint  as risym</text:p>
          </table:table-cell>
          <table:table-cell office:value-type="float" office:value="615008138221" calcext:value-type="float">
            <text:p>61500813822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float" office:value="61300811121" calcext:value-type="float">
            <text:p>61300811121</text:p>
          </table:table-cell>
          <table:table-cell office:value-type="string" calcext:value-type="string">
            <text:p>THT Vertical Pin Header WR-PHD, Pitch 2.54 mm, Single Row, 8 pins</text:p>
          </table:table-cell>
          <table:table-cell office:value-type="string" calcext:value-type="string">
            <text:p>CMP-1502-01076-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CK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er 4H</text:p>
          </table:table-cell>
          <table:table-cell office:value-type="string" calcext:value-type="string">
            <text:p>Header, 4-Pin, Right Angle</text:p>
          </table:table-cell>
          <table:table-cell office:value-type="string" calcext:value-type="string">
            <text:p>Header 4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TSW-104-23-F-S-237</text:p>
          </table:table-cell>
          <table:table-cell office:value-type="string" calcext:value-type="string">
            <text:p>Modified .025" SQ Post Header, Through-hole, Vertical, -55 to 125 degC, 2.54 mm Pitch, 4-Pin, Male, RoHS</text:p>
          </table:table-cell>
          <table:table-cell office:value-type="string" calcext:value-type="string">
            <text:p>CMP-1024-00021-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7520-0010BLF</text:p>
          </table:table-cell>
          <table:table-cell office:value-type="string" calcext:value-type="string">
            <text:p>USB 2.0 Receptacle, -40 to 85 degC, 4-Pin THD, RoHS, Rail/Tube</text:p>
          </table:table-cell>
          <table:table-cell office:value-type="string" calcext:value-type="string">
            <text:p>CMP-2000-05121-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3045-0427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43045-042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string" calcext:value-type="string">
            <text:p>done</text:p>
          </table:table-cell>
          <table:table-cell office:value-type="string" calcext:value-type="string">
            <text:p>taobao</text:p>
          </table:table-cell>
          <table:table-cell office:value-type="string" calcext:value-type="string">
            <text:p><text:span text:style-name="T1">https://item.taobao.com/item.htm?spm=a230r.1.14.49.7e892144XvTq5Z&amp;id=631618929372&amp;ns=1&amp;abbucket=18#detail</text:span></text:p>
            <text:p/>
            <text:p/>
          </table:table-cell>
        </table:table-row>
        <table:table-row table:style-name="ro3">
          <table:table-cell office:value-type="string" calcext:value-type="string">
            <text:p>CL57_Encoder</text:p>
          </table:table-cell>
          <table:table-cell office:value-type="string" calcext:value-type="string">
            <text:p>Encoder header for CL57 steppers</text:p>
          </table:table-cell>
          <table:table-cell office:value-type="string" calcext:value-type="string">
            <text:p>CL57_Encoder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string" calcext:value-type="string">
            <text:p>done</text:p>
          </table:table-cell>
          <table:table-cell office:value-type="string" calcext:value-type="string">
            <text:p>DP15 (三排） 母頭</text:p>
          </table:table-cell>
          <table:table-cell office:value-type="string" calcext:value-type="string">
            <text:p><text:a xlink:href="https://detail.tmall.com/item.htm?spm=a230r.1.14.16.1e685211ZvOeTH&amp;id=598553719472&amp;ns=1&amp;abbucket=18&amp;skuId=4336640970180" xlink:type="simple">https://detail.tmall.com/item.htm?spm=a230r.1.14.16.1e685211ZvOeTH&amp;id=598553719472&amp;ns=1&amp;abbucket=18&amp;skuId=4336640970180</text:a></text:p>
          </table:table-cell>
        </table:table-row>
        <table:table-row table:style-name="ro1">
          <table:table-cell office:value-type="string" calcext:value-type="string">
            <text:p>4.7uH</text:p>
          </table:table-cell>
          <table:table-cell office:value-type="string" calcext:value-type="string">
            <text:p>4.7uH inductor, rated DC current 10A, saturation current 14A</text:p>
          </table:table-cell>
          <table:table-cell office:value-type="string" calcext:value-type="string">
            <text:p>IND_WHC0630-4R7M_5A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er 3</text:p>
          </table:table-cell>
          <table:table-cell office:value-type="string" calcext:value-type="string">
            <text:p>Header, 3-Pin</text:p>
          </table:table-cell>
          <table:table-cell office:value-type="string" calcext:value-type="string">
            <text:p>Header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KK254 series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_MNT_Hole</text:p>
          </table:table-cell>
          <table:table-cell/>
          <table:table-cell office:value-type="string" calcext:value-type="string">
            <text:p>M3_MNT_Hole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er 2</text:p>
          </table:table-cell>
          <table:table-cell office:value-type="string" calcext:value-type="string">
            <text:p>Header, 2-Pin</text:p>
          </table:table-cell>
          <table:table-cell office:value-type="string" calcext:value-type="string">
            <text:p>Header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er 2X2</text:p>
          </table:table-cell>
          <table:table-cell office:value-type="string" calcext:value-type="string">
            <text:p>Header, 2-Pin, Dual row</text:p>
          </table:table-cell>
          <table:table-cell office:value-type="string" calcext:value-type="string">
            <text:p>Header 2X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er 7X2</text:p>
          </table:table-cell>
          <table:table-cell office:value-type="string" calcext:value-type="string">
            <text:p>Header, 7-Pin, Dual row</text:p>
          </table:table-cell>
          <table:table-cell office:value-type="string" calcext:value-type="string">
            <text:p>Header 7X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7805-3AR3</text:p>
          </table:table-cell>
          <table:table-cell office:value-type="string" calcext:value-type="string">
            <text:p>Non-isolated 8V-36V input to 5V 3A output</text:p>
          </table:table-cell>
          <table:table-cell office:value-type="string" calcext:value-type="string">
            <text:p>K7805-3AR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string" calcext:value-type="string">
            <text:p>done</text:p>
          </table:table-cell>
          <table:table-cell office:value-type="string" calcext:value-type="string">
            <text:p>lcsc</text:p>
          </table:table-cell>
          <table:table-cell/>
        </table:table-row>
        <table:table-row table:style-name="ro1">
          <table:table-cell office:value-type="string" calcext:value-type="string">
            <text:p>K7812-3AR3</text:p>
          </table:table-cell>
          <table:table-cell office:value-type="string" calcext:value-type="string">
            <text:p>Non-isolated 16V-36V input to 12V 3A output</text:p>
          </table:table-cell>
          <table:table-cell office:value-type="string" calcext:value-type="string">
            <text:p>K7812-3AR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done</text:p>
          </table:table-cell>
          <table:table-cell office:value-type="string" calcext:value-type="string">
            <text:p>digikey</text:p>
          </table:table-cell>
          <table:table-cell/>
        </table:table-row>
        <table:table-row table:style-name="ro1">
          <table:table-cell office:value-type="string" calcext:value-type="string">
            <text:p>AO3400A</text:p>
          </table:table-cell>
          <table:table-cell office:value-type="string" calcext:value-type="string">
            <text:p>MOSFET N-CH 30V 5.7A SOT23</text:p>
          </table:table-cell>
          <table:table-cell office:value-type="string" calcext:value-type="string">
            <text:p>CMP-83955-000006-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862DN-T1-GE3</text:p>
          </table:table-cell>
          <table:table-cell office:value-type="string" calcext:value-type="string">
            <text:p>MOSFET (N-Channel)</text:p>
          </table:table-cell>
          <table:table-cell office:value-type="string" calcext:value-type="string">
            <text:p>SIS862DN-T1-GE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done</text:p>
          </table:table-cell>
          <table:table-cell office:value-type="string" calcext:value-type="string">
            <text:p>mouser</text:p>
          </table:table-cell>
          <table:table-cell/>
        </table:table-row>
        <table:table-row table:style-name="ro1">
          <table:table-cell office:value-type="string" calcext:value-type="string">
            <text:p>MCU60P06-TP</text:p>
          </table:table-cell>
          <table:table-cell office:value-type="string" calcext:value-type="string">
            <text:p>P-channel mosfet 60Vds Id: 60A, Vgs +/-20V</text:p>
          </table:table-cell>
          <table:table-cell office:value-type="string" calcext:value-type="string">
            <text:p>MCU60P06-TP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done</text:p>
          </table:table-cell>
          <table:table-cell office:value-type="string" calcext:value-type="string">
            <text:p>digikey</text:p>
          </table:table-cell>
          <table:table-cell/>
        </table:table-row>
        <table:table-row table:style-name="ro1">
          <table:table-cell office:value-type="string" calcext:value-type="string">
            <text:p>22R 1%</text:p>
          </table:table-cell>
          <table:table-cell office:value-type="string" calcext:value-type="string">
            <text:p>ERJ-2RKF22R0X, Chip Resistor, 22 Ohm, +/- 1%, 0.1 W, -55 to 155 degC, 0402 (1005 Metric), RoHS, Tape and Reel</text:p>
          </table:table-cell>
          <table:table-cell office:value-type="string" calcext:value-type="string">
            <text:p>CMP-2002-01135-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 1%</text:p>
          </table:table-cell>
          <table:table-cell office:value-type="string" calcext:value-type="string">
            <text:p>CRCW040210K0FKED</text:p>
          </table:table-cell>
          <table:table-cell office:value-type="string" calcext:value-type="string">
            <text:p>CMP-2002-08135-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K</text:p>
          </table:table-cell>
          <table:table-cell office:value-type="string" calcext:value-type="string">
            <text:p>CRCW040210K0FKED</text:p>
          </table:table-cell>
          <table:table-cell office:value-type="string" calcext:value-type="string">
            <text:p>CMP-2002-08135-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RC0402FR-071KL, RC0402JR-0727RL</text:p>
          </table:table-cell>
          <table:table-cell office:value-type="string" calcext:value-type="string">
            <text:p>CMP-2002-07472-1, CMP-1011-00036-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R</text:p>
          </table:table-cell>
          <table:table-cell office:value-type="string" calcext:value-type="string">
            <text:p>RC0402JR-0727RL</text:p>
          </table:table-cell>
          <table:table-cell office:value-type="string" calcext:value-type="string">
            <text:p>CMP-1011-00036-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0R</text:p>
          </table:table-cell>
          <table:table-cell office:value-type="string" calcext:value-type="string">
            <text:p>MC00625W04021220R</text:p>
          </table:table-cell>
          <table:table-cell office:value-type="string" calcext:value-type="string">
            <text:p>CMP-2002-06050-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K1</text:p>
          </table:table-cell>
          <table:table-cell office:value-type="string" calcext:value-type="string">
            <text:p>RC0402FR-075K1L</text:p>
          </table:table-cell>
          <table:table-cell office:value-type="string" calcext:value-type="string">
            <text:p>CMP-2002-07753-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.1R</text:p>
          </table:table-cell>
          <table:table-cell office:value-type="string" calcext:value-type="string">
            <text:p>CRM2512-FX-R100ELF, RES 0.1 OHM 1% 2W 2512</text:p>
          </table:table-cell>
          <table:table-cell office:value-type="string" calcext:value-type="string">
            <text:p>CMP-07231-000004-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R</text:p>
          </table:table-cell>
          <table:table-cell office:value-type="string" calcext:value-type="string">
            <text:p>CRCW040210K0FKED</text:p>
          </table:table-cell>
          <table:table-cell office:value-type="string" calcext:value-type="string">
            <text:p>CMP-2002-08135-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CRCW040210K0FKED</text:p>
          </table:table-cell>
          <table:table-cell office:value-type="string" calcext:value-type="string">
            <text:p>CMP-2002-08135-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RC0402JR-070RL</text:p>
          </table:table-cell>
          <table:table-cell office:value-type="string" calcext:value-type="string">
            <text:p>CMP-1011-00001-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K</text:p>
          </table:table-cell>
          <table:table-cell office:value-type="string" calcext:value-type="string">
            <text:p>RC0402FR-0720KL</text:p>
          </table:table-cell>
          <table:table-cell office:value-type="string" calcext:value-type="string">
            <text:p>CMP-2002-07501-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2K</text:p>
          </table:table-cell>
          <table:table-cell office:value-type="string" calcext:value-type="string">
            <text:p>CRCW040212K0FKED</text:p>
          </table:table-cell>
          <table:table-cell office:value-type="string" calcext:value-type="string">
            <text:p>CMP-1011-00631-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K 0402</text:p>
          </table:table-cell>
          <table:table-cell office:value-type="string" calcext:value-type="string">
            <text:p>CRCW040236K0FKED, RES Thick Film, 36kO, 1%, 0.063W, 100ppm/°C, 0402</text:p>
          </table:table-cell>
          <table:table-cell office:value-type="string" calcext:value-type="string">
            <text:p>CMP-2002-08550-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K</text:p>
          </table:table-cell>
          <table:table-cell office:value-type="string" calcext:value-type="string">
            <text:p>Chip Resistor, 1 KOhm, +/- 1%, 100 mW, -55 to 155 degC, 0402 (1005 Metric), RoHS, Tape and Reel</text:p>
            <text:p/>
            <text:p>ERJ-2RKF1001X</text:p>
          </table:table-cell>
          <table:table-cell office:value-type="string" calcext:value-type="string">
            <text:p>CMP-1011-00510-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K</text:p>
          </table:table-cell>
          <table:table-cell office:value-type="string" calcext:value-type="string">
            <text:p>RC0402JR-072KL</text:p>
          </table:table-cell>
          <table:table-cell office:value-type="string" calcext:value-type="string">
            <text:p>CMP-2002-07972-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float" office:value="5003" calcext:value-type="float">
            <text:p>5003</text:p>
          </table:table-cell>
          <table:table-cell office:value-type="string" calcext:value-type="string">
            <text:p>Test Point, Orange, Height 4.6 mm, Tail Length 3 mm, 1-Pin THD, RoHS</text:p>
          </table:table-cell>
          <table:table-cell office:value-type="string" calcext:value-type="string">
            <text:p>CMP-002-00037-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3A44159PWR</text:p>
          </table:table-cell>
          <table:table-cell office:value-type="string" calcext:value-type="string">
            <text:p>Integrated Circuit</text:p>
          </table:table-cell>
          <table:table-cell office:value-type="string" calcext:value-type="string">
            <text:p>TS3A44159PW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/>
          <table:table-cell office:value-type="string" calcext:value-type="string">
            <text:p><text:a xlink:href="https://item.taobao.com/item.htm?spm=a230r.1.14.7.4c6e757addX3hJ&amp;id=656115373828&amp;ns=1&amp;abbucket=18#detail" xlink:type="simple">https://item.taobao.com/item.htm?spm=a230r.1.14.7.4c6e757addX3hJ&amp;id=656115373828&amp;ns=1&amp;abbucket=18#detail</text:a></text:p>
          </table:table-cell>
        </table:table-row>
        <table:table-row table:style-name="ro1">
          <table:table-cell office:value-type="string" calcext:value-type="string">
            <text:p>RPI_CM4</text:p>
          </table:table-cell>
          <table:table-cell office:value-type="string" calcext:value-type="string">
            <text:p>Raspberry Pi compute module 4</text:p>
          </table:table-cell>
          <table:table-cell office:value-type="string" calcext:value-type="string">
            <text:p>RPI_CM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/>
          <table:table-cell office:value-type="string" calcext:value-type="string">
            <text:p><text:a xlink:href="https://item.taobao.com/item.htm?spm=a230r.1.14.12.d9c771f34e98pJ&amp;id=550562720138&amp;ns=1&amp;abbucket=18#detail" xlink:type="simple">https://item.taobao.com/item.htm?spm=a230r.1.14.12.d9c771f34e98pJ&amp;id=550562720138&amp;ns=1&amp;abbucket=18#detail</text:a></text:p>
          </table:table-cell>
        </table:table-row>
        <table:table-row table:style-name="ro1">
          <table:table-cell office:value-type="string" calcext:value-type="string">
            <text:p>74LVC1G07SE-7</text:p>
          </table:table-cell>
          <table:table-cell office:value-type="string" calcext:value-type="string">
            <text:p>Undefined or Miscellaneous</text:p>
          </table:table-cell>
          <table:table-cell office:value-type="string" calcext:value-type="string">
            <text:p>74LVC1G07SE-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done</text:p>
          </table:table-cell>
          <table:table-cell office:value-type="string" calcext:value-type="string">
            <text:p>taobao</text:p>
          </table:table-cell>
          <table:table-cell office:value-type="string" calcext:value-type="string">
            <text:p><text:a xlink:href="https://item.taobao.com/item.htm?spm=a230r.1.14.16.5b3e1039sv42uy&amp;id=638774878192&amp;ns=1&amp;abbucket=18#detail" xlink:type="simple">https://item.taobao.com/item.htm?spm=a230r.1.14.16.5b3e1039sv42uy&amp;id=638774878192&amp;ns=1&amp;abbucket=18#detail</text:a></text:p>
          </table:table-cell>
        </table:table-row>
        <table:table-row table:style-name="ro1">
          <table:table-cell office:value-type="string" calcext:value-type="string">
            <text:p>ME6231A33M3G</text:p>
          </table:table-cell>
          <table:table-cell office:value-type="string" calcext:value-type="string">
            <text:p>Linear Voltage Regulator IC, 3.3V Fixed Output, 500mA, SOT-23-5</text:p>
          </table:table-cell>
          <table:table-cell office:value-type="string" calcext:value-type="string">
            <text:p>CMP-019-00053-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P23017-E/SS</text:p>
          </table:table-cell>
          <table:table-cell office:value-type="string" calcext:value-type="string">
            <text:p>16-Bit I/O Expander with Serial Interface, 28-Pin SSOP, Extended Temperature</text:p>
          </table:table-cell>
          <table:table-cell office:value-type="string" calcext:value-type="string">
            <text:p>CMP-0186-00176-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 n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5593RBRUZ</text:p>
          </table:table-cell>
          <table:table-cell office:value-type="string" calcext:value-type="string">
            <text:p>Configurable ADC/DAC with On-Chip Reference, I2C Interface, 8-Channel, 12-Bit, 1.8 to 5.5 V, -40 to 105 degC, 16-Pin TSSOP (RU), RoHS, Tube</text:p>
          </table:table-cell>
          <table:table-cell office:value-type="string" calcext:value-type="string">
            <text:p>CMP-2000-05745-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 n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224DR2G</text:p>
          </table:table-cell>
          <table:table-cell office:value-type="string" calcext:value-type="string">
            <text:p>Single Supply Quad Operational Amplifier, 3 to 32 V, -25 to 85 degC, 14-Pin SOIC, Pb-Free, Tape and Reel</text:p>
          </table:table-cell>
          <table:table-cell office:value-type="string" calcext:value-type="string">
            <text:p>CMP-1310-00201-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 n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NanoRx2G4_Adaptor_Board</text:p>
          </table:table-cell>
          <table:table-cell office:value-type="string" calcext:value-type="string">
            <text:p>Buadrate translator Adaptor Board</text:p>
          </table:table-cell>
          <table:table-cell office:value-type="string" calcext:value-type="string">
            <text:p>XFNanoRx2G4_Adaptor_Board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2514B</text:p>
          </table:table-cell>
          <table:table-cell office:value-type="string" calcext:value-type="string">
            <text:p>USB 2.0 HS 4 port</text:p>
          </table:table-cell>
          <table:table-cell office:value-type="string" calcext:value-type="string">
            <text:p>USB2514B-AEZC-T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-WROOM-32</text:p>
          </table:table-cell>
          <table:table-cell office:value-type="string" calcext:value-type="string">
            <text:p>ESP-WROOM-32 MODULE</text:p>
          </table:table-cell>
          <table:table-cell office:value-type="string" calcext:value-type="string">
            <text:p>ESP-WROOM-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done</text:p>
          </table:table-cell>
          <table:table-cell office:value-type="string" calcext:value-type="string">
            <text:p>taobao</text:p>
          </table:table-cell>
          <table:table-cell office:value-type="string" calcext:value-type="string">
            <text:p><text:a xlink:href="https://item.taobao.com/item.htm?spm=a230r.1.14.91.721985a3302TG9&amp;id=564776492972&amp;ns=1&amp;abbucket=9#detail" xlink:type="simple">https://item.taobao.com/item.htm?spm=a230r.1.14.91.721985a3302TG9&amp;id=564776492972&amp;ns=1&amp;abbucket=9#detail</text:a></text:p>
          </table:table-cell>
        </table:table-row>
        <table:table-row table:style-name="ro1">
          <table:table-cell office:value-type="string" calcext:value-type="string">
            <text:p>CL57_RA</text:p>
          </table:table-cell>
          <table:table-cell office:value-type="string" calcext:value-type="string">
            <text:p>CL57 Stepper Module, 24-48V, 8A output</text:p>
          </table:table-cell>
          <table:table-cell office:value-type="string" calcext:value-type="string">
            <text:p>CL57_R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" office:value-type="string" calcext:value-type="string">
            <text:p>done</text:p>
          </table:table-cell>
          <table:table-cell office:value-type="string" calcext:value-type="string">
            <text:p>taobao</text:p>
          </table:table-cell>
          <table:table-cell office:value-type="string" calcext:value-type="string">
            <text:p><text:a xlink:href="https://item.taobao.com/item.htm?spm=a230r.1.14.6.69b0226cR709MA&amp;id=628739756863&amp;ns=1&amp;abbucket=18#detail" xlink:type="simple">https://item.taobao.com/item.htm?spm=a230r.1.14.6.69b0226cR709MA&amp;id=628739756863&amp;ns=1&amp;abbucket=18#detail</text:a></text:p>
          </table:table-cell>
        </table:table-row>
        <table:table-row table:style-name="ro1">
          <table:table-cell office:value-type="string" calcext:value-type="string">
            <text:p>ABM3B-24.000MHZ-B2-T</text:p>
          </table:table-cell>
          <table:table-cell office:value-type="string" calcext:value-type="string">
            <text:p>Ceramic SMD Crystal, 24 MHz, +/- 20 ppm, 50 Ohm, -20 to 70 degC, 4-Pin SMD, RoHS, Tape and Reel</text:p>
          </table:table-cell>
          <table:table-cell office:value-type="string" calcext:value-type="string">
            <text:p>CMP-1688-00008-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table:number-columns-repeated="2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Other stuf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GA</text:p>
          </table:table-cell>
          <table:table-cell office:value-type="string" calcext:value-type="string">
            <text:p>extend one of the encoder cables</text:p>
          </table:table-cell>
          <table:table-cell office:value-type="string" calcext:value-type="string">
            <text:p>bou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https://detail.tmall.com/item.htm?spm=a230r.1.14.56.4abb1b13B1TagJ&amp;id=18607201499&amp;ns=1&amp;abbucket=18&amp;sku_properties=122216547:119521" xlink:type="simple">https://detail.tmall.com/item.htm?spm=a230r.1.14.56.4abb1b13B1TagJ&amp;id=18607201499&amp;ns=1&amp;abbucket=18&amp;sku_properties=122216547:119521</text:a></text:p>
          </table:table-cell>
          <table:table-cell/>
        </table:table-row>
        <table:table-row table:style-name="ro1">
          <table:table-cell office:value-type="string" calcext:value-type="string">
            <text:p>IDC-16P cable</text:p>
          </table:table-cell>
          <table:table-cell office:value-type="string" calcext:value-type="string">
            <text:p>Connection to front LED and start button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https://item.taobao.com/item.htm?spm=a230r.1.14.40.43382374AZ2nXz&amp;id=589907894888&amp;ns=1&amp;abbucket=18#detail" xlink:type="simple">https://item.taobao.com/item.htm?spm=a230r.1.14.40.43382374AZ2nXz&amp;id=589907894888&amp;ns=1&amp;abbucket=18#detail</text:a></text:p>
          </table:table-cell>
          <table:table-cell/>
        </table:table-row>
        <table:table-row table:style-name="ro1">
          <table:table-cell office:value-type="string" calcext:value-type="string">
            <text:p>IDC-16P connector</text:p>
          </table:table-cell>
          <table:table-cell/>
          <table:table-cell table:style-name="ce1"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a xlink:href="https://detail.tmall.com/item.htm?spm=a230r.1.14.22.2b0b6132lUZV92&amp;id=618649223361&amp;ns=1&amp;abbucket=18&amp;skuId=4533092206641" xlink:type="simple">https://detail.tmall.com/item.htm?spm=a230r.1.14.22.2b0b6132lUZV92&amp;id=618649223361&amp;ns=1&amp;abbucket=18&amp;skuId=4533092206641</text:a></text:p>
          </table:table-cell>
          <table:table-cell/>
        </table:table-row>
        <table:table-row table:style-name="ro1">
          <table:table-cell office:value-type="string" calcext:value-type="string">
            <text:p>LRS-350-36</text:p>
          </table:table-cell>
          <table:table-cell office:value-type="string" calcext:value-type="string">
            <text:p>power supply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https://detail.tmall.com/item.htm?spm=a1z10.5-b-s.w4011-23472802675.78.bd83599ecftt1W&amp;id=546229378279&amp;rn=e428298de37f40a8549dcc10404832d3&amp;abbucket=4&amp;skuId=4576377631279" xlink:type="simple">https://detail.tmall.com/item.htm?spm=a1z10.5-b-s.w4011-23472802675.78.bd83599ecftt1W&amp;id=546229378279&amp;rn=e428298de37f40a8549dcc10404832d3&amp;abbucket=4&amp;skuId=4576377631279</text:a></text:p>
          </table:table-cell>
          <table:table-cell/>
        </table:table-row>
        <table:table-row table:style-name="ro1">
          <table:table-cell office:value-type="string" calcext:value-type="string">
            <text:p>LRS screw cover</text:p>
          </table:table-cell>
          <table:table-cell office:value-type="string" calcext:value-type="string">
            <text:p>power supply accessary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https://detail.tmall.com/item.htm?spm=a1z10.5-b-s.w4011-23472802675.64.28294cdao1UTya&amp;id=601688480528&amp;rn=b24d9db237eab86dcc7312a3866bb53d&amp;abbucket=4&amp;skuId=4211235200321" xlink:type="simple">https://detail.tmall.com/item.htm?spm=a1z10.5-b-s.w4011-23472802675.64.28294cdao1UTya&amp;id=601688480528&amp;rn=b24d9db237eab86dcc7312a3866bb53d&amp;abbucket=4&amp;skuId=4211235200321</text:a></text:p>
          </table:table-cell>
          <table:table-cell/>
        </table:table-row>
        <table:table-row table:style-name="ro1">
          <table:table-cell office:value-type="string" calcext:value-type="string">
            <text:p>AC power input plug</text:p>
          </table:table-cell>
          <table:table-cell/>
          <table:table-cell office:value-type="string" calcext:value-type="string">
            <text:p>bou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https://detail.tmall.com/item.htm?spm=a230r.1.14.23.5ea813b1CIRKQ6&amp;id=644983790633&amp;ns=1&amp;abbucket=18" xlink:type="simple">https://detail.tmall.com/item.htm?spm=a230r.1.14.23.5ea813b1CIRKQ6&amp;id=644983790633&amp;ns=1&amp;abbucket=18</text:a></text:p>
          </table:table-cell>
          <table:table-cell/>
        </table:table-row>
        <table:table-row table:style-name="ro1">
          <table:table-cell office:value-type="string" calcext:value-type="string">
            <text:p>AC Power cable</text:p>
          </table:table-cell>
          <table:table-cell office:value-type="string" calcext:value-type="string">
            <text:p>英式英标插头线三孔电脑电源线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https://detail.tmall.com/item.htm?spm=a230r.1.14.75.2eac52da4hSCXm&amp;id=520015724055&amp;ns=1&amp;abbucket=18&amp;skuId=4210960825003</text:p>
          </table:table-cell>
          <table:table-cell/>
        </table:table-row>
        <table:table-row table:style-name="ro3">
          <table:table-cell office:value-type="string" calcext:value-type="string">
            <text:p>EE-SX672WR 自帶導綫型</text:p>
          </table:table-cell>
          <table:table-cell office:value-type="string" calcext:value-type="string">
            <text:p>light gate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https://item.taobao.com/item.htm?spm=a230r.1.14.1.7f42212cC4cFXF&amp;id=647649107947&amp;ns=1&amp;abbucket=18#detail" xlink:type="simple">https://item.taobao.com/item.htm?spm=a230r.1.14.1.7f42212cC4cFXF&amp;id=647649107947&amp;ns=1&amp;abbucket=18#detail</text:a></text:p>
          </table:table-cell>
          <table:table-cell/>
        </table:table-row>
        <table:table-row table:style-name="ro1">
          <table:table-cell office:value-type="string" calcext:value-type="string">
            <text:p>20W LED from taobao</text:p>
          </table:table-cell>
          <table:table-cell office:value-type="string" calcext:value-type="string">
            <text:p>bridge white LED</text:p>
          </table:table-cell>
          <table:table-cell office:value-type="string" calcext:value-type="string">
            <text:p>bough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https://item.taobao.com/item.htm?spm=a230r.1.14.49.5f9365e6tJLgBU&amp;id=564403477756&amp;ns=1&amp;abbucket=18#detail" xlink:type="simple">https://item.taobao.com/item.htm?spm=a230r.1.14.49.5f9365e6tJLgBU&amp;id=564403477756&amp;ns=1&amp;abbucket=18#detail</text:a></text:p>
          </table:table-cell>
          <table:table-cell/>
        </table:table-row>
        <table:table-row table:style-name="ro1">
          <table:table-cell office:value-type="string" calcext:value-type="string">
            <text:p>WS2812</text:p>
          </table:table-cell>
          <table:table-cell office:value-type="string" calcext:value-type="string">
            <text:p>RGB LED strip for status</text:p>
          </table:table-cell>
          <table:table-cell table:style-name="ce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<text:a xlink:href="https://item.taobao.com/item.htm?spm=a230r.1.14.11.189d2caaojIvRL&amp;id=523924102690&amp;ns=1&amp;abbucket=18#detail" xlink:type="simple">https://item.taobao.com/item.htm?spm=a230r.1.14.11.189d2caaojIvRL&amp;id=523924102690&amp;ns=1&amp;abbucket=18#detail</text:a></text:p>
          </table:table-cell>
          <table:table-cell/>
        </table:table-row>
        <table:table-row table:style-name="ro1">
          <table:table-cell office:value-type="float" office:value="1700010102" calcext:value-type="float">
            <text:p>1700010102</text:p>
          </table:table-cell>
          <table:table-cell office:value-type="string" calcext:value-type="string">
            <text:p>molex megafit connector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a xlink:href="https://item.taobao.com/item.htm?spm=a230r.1.14.1.7f0540e1YtYxFj&amp;id=594797841989&amp;ns=1&amp;abbucket=18#detail" xlink:type="simple">https://item.taobao.com/item.htm?spm=a230r.1.14.1.7f0540e1YtYxFj&amp;id=594797841989&amp;ns=1&amp;abbucket=18#detail</text:a></text:p>
          </table:table-cell>
          <table:table-cell/>
        </table:table-row>
        <table:table-row table:style-name="ro1">
          <table:table-cell office:value-type="float" office:value="768230322" calcext:value-type="float">
            <text:p>768230322</text:p>
          </table:table-cell>
          <table:table-cell office:value-type="string" calcext:value-type="string">
            <text:p>molex megafit termin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<text:a xlink:href="https://item.taobao.com/item.htm?spm=a230r.1.14.28.6b544bd23jkIsI&amp;id=588972548592&amp;ns=1&amp;abbucket=18#detail" xlink:type="simple">https://item.taobao.com/item.htm?spm=a230r.1.14.28.6b544bd23jkIsI&amp;id=588972548592&amp;ns=1&amp;abbucket=18#detail</text:a></text:p>
          </table:table-cell>
          <table:table-cell/>
        </table:table-row>
        <table:table-row table:style-name="ro1">
          <table:table-cell office:value-type="string" calcext:value-type="string">
            <text:p>RVV*1.5</text:p>
          </table:table-cell>
          <table:table-cell office:value-type="string" calcext:value-type="string">
            <text:p>Cable 4P with external coating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have stock</text:p>
          </table:table-cell>
          <table:table-cell office:value-type="string" calcext:value-type="string">
            <text:p><text:a xlink:href="https://item.taobao.com/item.htm?spm=a230r.1.14.22.deb431b5r3GacU&amp;id=13339722722&amp;ns=1&amp;abbucket=18#detail" xlink:type="simple">https://item.taobao.com/item.htm?spm=a230r.1.14.22.deb431b5r3GacU&amp;id=13339722722&amp;ns=1&amp;abbucket=18#detail</text:a></text:p>
          </table:table-cell>
          <table:table-cell/>
        </table:table-row>
        <table:table-row table:style-name="ro1">
          <table:table-cell office:value-type="string" calcext:value-type="string">
            <text:p>尼龙拖链</text:p>
          </table:table-cell>
          <table:table-cell table:number-columns-repeated="6"/>
          <table:table-cell office:value-type="string" calcext:value-type="string">
            <text:p><text:a xlink:href="https://detail.tmall.com/item.htm?spm=a230r.1.14.61.2d1e7bb7Rmilga&amp;id=37404934811&amp;ns=1&amp;abbucket=18&amp;skuId=4811809231020" xlink:type="simple">https://detail.tmall.com/item.htm?spm=a230r.1.14.61.2d1e7bb7Rmilga&amp;id=37404934811&amp;ns=1&amp;abbucket=18&amp;skuId=4811809231020</text:a></text:p>
          </table:table-cell>
          <table:table-cell/>
        </table:table-row>
        <table:table-row table:style-name="ro1">
          <table:table-cell office:value-type="string" calcext:value-type="string">
            <text:p>50-57-9403</text:p>
          </table:table-cell>
          <table:table-cell office:value-type="string" calcext:value-type="string">
            <text:p>housing for light gate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<text:a xlink:href="https://item.taobao.com/item.htm?spm=a230r.1.14.21.f52132ffOlLbxn&amp;id=527347162204&amp;ns=1&amp;abbucket=18#detail" xlink:type="simple">https://item.taobao.com/item.htm?spm=a230r.1.14.21.f52132ffOlLbxn&amp;id=527347162204&amp;ns=1&amp;abbucket=18#detail</text:a>\</text:p>
          </table:table-cell>
          <table:table-cell/>
        </table:table-row>
        <table:table-row table:style-name="ro4">
          <table:table-cell office:value-type="string" calcext:value-type="string">
            <text:p>16-02-0069</text:p>
          </table:table-cell>
          <table:table-cell office:value-type="string" calcext:value-type="string">
            <text:p>terminal for light gate</text:p>
          </table:table-cell>
          <table:table-cell table:style-name="ce1" office:value-type="string" calcext:value-type="string">
            <text:p>done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https://item.taobao.com/item.htm?spm=a312a.7700824.w4002-6798724682.9.1da85293SgdCHe&amp;id=558800801558</text:p>
            <text:p/>
          </table:table-cell>
          <table:table-cell/>
        </table:table-row>
        <table:table-row table:style-name="ro1">
          <table:table-cell office:value-type="string" calcext:value-type="string">
            <text:p>70553-0002</text:p>
          </table:table-cell>
          <table:table-cell office:value-type="string" calcext:value-type="string">
            <text:p>header for light gate</text:p>
          </table:table-cell>
          <table:table-cell table:style-name="ce1"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https://item.taobao.com/item.htm?spm=a230r.1.14.22.17ba7e0cMX43An&amp;id=589185813655&amp;ns=1&amp;abbucket=18#detail</text:p>
          </table:table-cell>
          <table:table-cell/>
        </table:table-row>
        <table:table-row table:style-name="ro1">
          <table:table-cell office:value-type="string" calcext:value-type="string">
            <text:p>DF40HC(3.0)-100DS-0.4V(58)</text:p>
          </table:table-cell>
          <table:table-cell office:value-type="string" calcext:value-type="string">
            <text:p>Header for CM4 module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<text:a xlink:href="https://item.taobao.com/item.htm?spm=a230r.1.14.12.d9c771f34e98pJ&amp;id=550562720138&amp;ns=1&amp;abbucket=18#detail" xlink:type="simple">https://item.taobao.com/item.htm?spm=a230r.1.14.12.d9c771f34e98pJ&amp;id=550562720138&amp;ns=1&amp;abbucket=18#detail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HK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8">00/00/0000</text:date>, <text:time style:data-style-name="N2" text:time-value="18:43:01.40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8T18:44:24.890000000</dc:date>
    <meta:editing-duration>PT3H1M7S</meta:editing-duration>
    <meta:editing-cycles>20</meta:editing-cycles>
    <meta:generator>LibreOffice/7.1.5.2$Windows_X86_64 LibreOffice_project/85f04e9f809797b8199d13c421bd8a2b025d52b5</meta:generator>
    <meta:document-statistic meta:table-count="1" meta:cell-count="480" meta:object-count="0"/>
  </office:meta>
</office:document-meta>
</file>